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9.526cm"/>
    </style:style>
    <style:style style:name="pr8" style:family="presentation" style:parent-style-name="oranssi-subtitle">
      <style:graphic-properties draw:fill="solid" draw:fill-color="#ffffff" draw:auto-grow-height="true" fo:min-height="5.746cm"/>
    </style:style>
    <style:style style:name="pr9" style:family="presentation" style:parent-style-name="oranssi-subtitle">
      <style:graphic-properties draw:fill="solid" draw:fill-color="#ffffff" draw:auto-grow-height="true" fo:min-height="6.374cm"/>
    </style:style>
    <style:style style:name="pr10" style:family="presentation" style:parent-style-name="oranssi-subtitle">
      <style:graphic-properties draw:fill="solid" draw:fill-color="#ffffff" draw:auto-grow-height="true" fo:min-height="6.353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3.859cm"/>
    </style:style>
    <style:style style:name="pr13" style:family="presentation" style:parent-style-name="oranssi-outline1">
      <style:graphic-properties draw:auto-grow-height="true" fo:min-height="13.867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3.911cm"/>
    </style:style>
    <style:style style:name="pr16" style:family="presentation" style:parent-style-name="oranssi-subtitle">
      <style:graphic-properties draw:fill="solid" draw:fill-color="#ffffff" draw:auto-grow-height="true" fo:min-height="3.852cm"/>
    </style:style>
    <style:style style:name="pr17" style:family="presentation" style:parent-style-name="oranssi-subtitle">
      <style:graphic-properties draw:fill="solid" draw:fill-color="#ffffff" draw:auto-grow-height="true" fo:min-height="5.158cm"/>
    </style:style>
    <style:style style:name="pr18" style:family="presentation" style:parent-style-name="oranssi-subtitle">
      <style:graphic-properties draw:fill="solid" draw:fill-color="#ffffff" draw:auto-grow-height="true" fo:min-height="10.698cm"/>
    </style:style>
    <style:style style:name="pr19" style:family="presentation" style:parent-style-name="oranssi-outline1">
      <style:graphic-properties draw:auto-grow-height="true" fo:min-height="2.019cm"/>
    </style:style>
    <style:style style:name="pr20" style:family="presentation" style:parent-style-name="oranssi-subtitle">
      <style:graphic-properties draw:fill="solid" draw:fill-color="#ffffff" draw:auto-grow-height="true" fo:min-height="4.689cm"/>
    </style:style>
    <style:style style:name="pr21" style:family="presentation" style:parent-style-name="oranssi-subtitle">
      <style:graphic-properties draw:fill="solid" draw:fill-color="#ffffff" draw:auto-grow-height="true" fo:min-height="6.899cm"/>
    </style:style>
    <style:style style:name="pr22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language="pt" fo:country="BR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center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6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style:font-name="FreeMono" fo:font-size="26pt" style:font-size-asian="26pt" style:font-size-complex="26pt"/>
    </style:style>
    <style:style style:name="T25" style:family="text">
      <style:text-properties style:font-name="FreeMono"/>
    </style:style>
    <style:style style:name="T26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font-name="FreeMono" fo:font-size="22pt" style:font-size-asian="22pt" style:font-size-complex="22pt"/>
    </style:style>
    <style:style style:name="T29" style:family="text">
      <style:text-properties fo:language="pt" fo:country="BR"/>
    </style:style>
    <style:style style:name="T30" style:family="text">
      <style:text-properties fo:font-size="28pt" fo:language="pt" fo:country="BR" style:font-size-asian="28pt" style:font-size-complex="28pt"/>
    </style:style>
    <style:style style:name="T31" style:family="text">
      <style:text-properties fo:font-size="26pt" fo:language="pt" fo:country="BR" style:font-size-asian="26pt" style:font-size-complex="26pt"/>
    </style:style>
    <style:style style:name="T32" style:family="text">
      <style:text-properties fo:font-size="22pt" fo:language="pt" fo:country="BR" style:font-size-asian="22pt" style:font-size-complex="22pt"/>
    </style:style>
    <style:style style:name="T33" style:family="text">
      <style:text-properties style:font-name="Courier" fo:font-size="26pt" fo:language="pt" fo:country="BR" style:font-size-asian="26pt" style:font-size-complex="26pt"/>
    </style:style>
    <style:style style:name="T34" style:family="text">
      <style:text-properties fo:color="#000000" style:font-name="Courier 10 Pitch" fo:font-size="20pt" fo:language="pt" fo:country="BR" style:font-size-asian="20pt" style:font-size-complex="20pt"/>
    </style:style>
    <style:style style:name="T35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2"/></text:p>
            <text:p><text:span text:style-name="T2">Interpretação </text:span><text:span text:style-name="T2">de Programas</text:span></text:p>
            <text:p><text:span text:style-name="T2">(com </text:span><text:span text:style-name="T2">programação </text:span><text:span text:style-name="T2">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T3: 16/06 – Linguagem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7" draw:text-style-name="P7" xml:id="id1" draw:id="id1" draw:layer="layout" svg:width="11.309cm" svg:height="9.526cm" svg:x="1.4cm" svg:y="10.277cm">
          <draw:text-box>
            <text:p text:style-name="P6"><text:span text:style-name="T6"><text:s text:c="4"/></text:span><text:span text:style-name="T6">#</text:span><text:span text:style-name="T7">include</text:span><text:span text:style-name="T6"> &lt;stdio.h&gt;</text:span></text:p>
            <text:p text:style-name="P6"><text:span text:style-name="T6"><text:s text:c="5"/></text:span></text:p>
            <text:p text:style-name="P6"><text:span text:style-name="T6"><text:s text:c="4"/></text:span><text:span text:style-name="T7">int</text:span><text:span text:style-name="T6"> main()</text:span></text:p>
            <text:p text:style-name="P6"><text:span text:style-name="T6"><text:s text:c="4"/></text:span><text:span text:style-name="T6">{</text:span></text:p>
            <text:p text:style-name="P6"><text:span text:style-name="T6"><text:s text:c="6"/></text:span><text:span text:style-name="T7">int</text:span><text:span text:style-name="T6"> c = 1;</text:span></text:p>
            <text:p text:style-name="P6"><text:span text:style-name="T6"><text:s text:c="5"/></text:span></text:p>
            <text:p text:style-name="P6"><text:span text:style-name="T6"><text:s text:c="6"/></text:span><text:span text:style-name="T7">while</text:span><text:span text:style-name="T6"> (c &lt;= 10) {</text:span></text:p>
            <text:p text:style-name="P6"><text:span text:style-name="T6"><text:s text:c="8"/></text:span><text:span text:style-name="T6">printf("%d ", c);</text:span></text:p>
            <text:p text:style-name="P6"><text:span text:style-name="T6"><text:s text:c="8"/></text:span><text:span text:style-name="T6">c++;</text:span></text:p>
            <text:p text:style-name="P6"><text:span text:style-name="T6"><text:s text:c="6"/></text:span><text:span text:style-name="T6">}</text:span></text:p>
            <text:p text:style-name="P6"><text:span text:style-name="T6"><text:s text:c="5"/></text:span></text:p>
            <text:p text:style-name="P6"><text:span text:style-name="T6"><text:s text:c="6"/></text:span><text:span text:style-name="T7">return</text:span><text:span text:style-name="T6"> 0;</text:span></text:p>
            <text:p text:style-name="P6"><text:span text:style-name="T6"><text:s text:c="4"/></text:span><text:span text:style-name="T6">}</text:span></text:p>
          </draw:text-box>
        </draw:frame>
        <draw:custom-shape draw:style-name="gr3" draw:text-style-name="P9" xml:id="id3" draw:id="id3" draw:layer="layout" svg:width="3.316cm" svg:height="0.622cm" svg:x="14.728cm" svg:y="11.037cm">
          <text:p text:style-name="P8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4" draw:id="id4" draw:layer="layout" svg:width="3.316cm" svg:height="0.622cm" svg:x="14.728cm" svg:y="12.237cm">
          <text:p text:style-name="P8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6" draw:id="id6" draw:layer="layout" svg:width="3.316cm" svg:height="0.622cm" svg:x="14.728cm" svg:y="13.537cm">
          <text:p text:style-name="P8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5" draw:id="id5" draw:layer="layout" svg:width="3.316cm" svg:height="0.622cm" svg:x="18.728cm" svg:y="12.937cm">
          <text:p text:style-name="P8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7" draw:id="id7" draw:layer="layout" svg:width="3.316cm" svg:height="0.622cm" svg:x="14.728cm" svg:y="14.737cm">
          <text:p text:style-name="P8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9" draw:id="id9" draw:layer="layout" svg:width="3.316cm" svg:height="0.622cm" svg:x="14.728cm" svg:y="15.437cm">
          <text:p text:style-name="P8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8" draw:id="id8" draw:layer="layout" svg:width="3.316cm" svg:height="0.622cm" svg:x="18.728cm" svg:y="15.037cm">
          <text:p text:style-name="P8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10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8" draw:text-style-name="P7" xml:id="id23" draw:id="id23" draw:layer="layout" svg:width="8.913cm" svg:height="5.746cm" svg:x="1.101cm" svg:y="14.203cm">
          <draw:text-box>
            <text:p text:style-name="P6"><text:span text:style-name="T13">data</text:span><text:span text:style-name="T14">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e1 = Num 10</text:span></text:p>
            <text:p text:style-name="P6"><text:span text:style-name="T14">e2 = Add e1 e1</text:span></text:p>
            <text:p text:style-name="P6"><text:span text:style-name="T14">e3 = Sub (Num 100) e2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8" draw:text-style-name="P7" xml:id="id26" draw:id="id26" draw:layer="layout" svg:width="16.201cm" svg:height="5.746cm" svg:x="10.742cm" svg:y="14.202cm">
          <draw:text-box>
            <text:p text:style-name="P6"><text:span text:style-name="T16">...</text:span></text:p>
            <text:p text:style-name="P6"><text:span text:style-name="T16"/></text:p>
            <text:p text:style-name="P6"><text:span text:style-name="T16">avalia :: Exp -&gt; Int</text:span></text:p>
            <text:p text:style-name="P6"><text:span text:style-name="T16">avalia (Num v) <text:s text:c="4"/>= v</text:span></text:p>
            <text:p text:style-name="P6"><text:span text:style-name="T16">avalia (Add e1 e2) = (avalia e1) + (avalia e2)</text:span></text:p>
            <text:p text:style-name="P6"><text:span text:style-name="T16">avalia (Sub e1 e2) = (avalia e1) - (avalia e2)</text:span></text:p>
            <text:p text:style-name="P6"><text:span text:style-name="T16"/></text:p>
            <text:p text:style-name="P6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9" draw:text-style-name="P7" xml:id="id27" draw:id="id27" draw:layer="layout" svg:width="9.416cm" svg:height="6.374cm" svg:x="1.001cm" svg:y="5.147cm">
          <draw:text-box>
            <text:p text:style-name="P6"><text:span text:style-name="T14">data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9"/></text:span><text:span text:style-name="T13">| Var String</text:span></text:p>
            <text:p text:style-name="P6"><text:span text:style-name="T14"><text:s text:c="2"/></text:span><text:span text:style-name="T14">deriving Show</text:span></text:p>
            <text:p text:style-name="P6"><text:span text:style-name="T15"/></text:p>
            <text:p text:style-name="P6"><text:span text:style-name="T14">-- 5 + i</text:span></text:p>
            <text:p text:style-name="P6"><text:span text:style-name="T14">e1 = Add (Num 5) (Var “i”)</text:span></text:p>
            <text:p text:style-name="P6"><text:span text:style-name="T14"/></text:p>
            <text:p text:style-name="P6"><text:span text:style-name="T14">main = print e1</text:span></text:p>
          </draw:text-box>
        </draw:frame>
        <draw:frame presentation:style-name="pr10" draw:text-style-name="P11" xml:id="id28" draw:id="id28" draw:layer="layout" svg:width="16.201cm" svg:height="6.353cm" svg:x="10.842cm" svg:y="5.202cm">
          <draw:text-box>
            <text:p text:style-name="P6"><text:span text:style-name="T13">ambiente :: String -&gt; Int</text:span></text:p>
            <text:p text:style-name="P6"><text:span text:style-name="T13">ambiente id = &lt;...&gt;</text:span><text:span text:style-name="T14"> -- retorna o valor de ID</text:span></text:p>
            <text:p text:style-name="P6"><text:span text:style-name="T14"/></text:p>
            <text:p text:style-name="P6"><text:span text:style-name="T14">avalia :: Exp -&gt; Int</text:span></text:p>
            <text:p text:style-name="P6"><text:span text:style-name="T14">avalia (Num v) <text:s text:c="4"/>= v</text:span></text:p>
            <text:p text:style-name="P6"><text:span text:style-name="T14">avalia (Add e1 e2) = (avalia e1) + (avalia e2)</text:span></text:p>
            <text:p text:style-name="P6"><text:span text:style-name="T14">avalia (Sub e1 e2) = (avalia e1) - (avalia e2)</text:span></text:p>
            <text:p text:style-name="P6"><text:span text:style-name="T13">avalia (Var id) <text:s text:c="3"/>= ambiente id</text:span></text:p>
            <text:p text:style-name="P6"><text:span text:style-name="T14"/></text:p>
            <text:p text:style-name="P6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3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4" draw:text-style-name="P7" xml:id="id36" draw:id="id36" draw:layer="layout" svg:width="10.717cm" svg:height="7.404cm" svg:x="16.18cm" svg:y="12.591cm">
          <draw:text-box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[Cmd]</text:span></text:p>
            <text:p text:style-name="P6"><text:span text:style-name="T14"><text:s text:c="9"/></text:span><text:span text:style-name="T14">| Cnd Exp Cmd Cmd</text:span></text:p>
            <text:p text:style-name="P6"><text:span text:style-name="T14"><text:s text:c="9"/></text:span><text:span text:style-name="T14">| Rep Exp Cmd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c1 = Seq [ Atr “x” (Num 10),</text:span></text:p>
            <text:p text:style-name="P6"><text:span text:style-name="T14"><text:s text:c="11"/></text:span><text:span text:style-name="T14">Atr “y” (Var “x”) ]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5" draw:text-style-name="P7" xml:id="id44" draw:id="id44" draw:layer="layout" svg:width="12.37cm" svg:height="3.911cm" svg:x="1.143cm" svg:y="16.143cm">
          <draw:text-box>
            <text:p text:style-name="P6"><text:span text:style-name="T6">c1 = Seq [ Atr “x” (Num 10),</text:span></text:p>
            <text:p text:style-name="P6"><text:span text:style-name="T22"><text:s text:c="11"/></text:span><text:span text:style-name="T6">Atr “x” (Num 20),</text:span></text:p>
            <text:p text:style-name="P6"><text:span text:style-name="T6"><text:s text:c="11"/></text:span><text:span text:style-name="T6">Atr “y” (Var “x”) ]</text:span></text:p>
            <text:p text:style-name="P6"><text:span text:style-name="T15"/></text:p>
            <text:p text:style-name="P6"><text:span text:style-name="T7">main</text:span><text:span text:style-name="T6"> = avaliaCmd c1</text:span></text:p>
          </draw:text-box>
        </draw:frame>
        <draw:frame presentation:style-name="pr16" draw:text-style-name="P7" xml:id="id45" draw:id="id45" draw:layer="layout" svg:width="12.37cm" svg:height="3.852cm" svg:x="14.643cm" svg:y="16.202cm">
          <draw:text-box>
            <text:p text:style-name="P6"><text:span text:style-name="T6">c2 = Atr “x”</text:span></text:p>
            <text:p text:style-name="P6"><text:span text:style-name="T6"><text:s text:c="7"/></text:span><text:span text:style-name="T6">(Add (Var “x”) (Num 1)</text:span></text:p>
            <text:p text:style-name="P6"><text:span text:style-name="T15"/></text:p>
            <text:p text:style-name="P6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9">Como manter o ambiente?</text:span></text:p>
                <text:list>
                  <text:list-item>
                    <text:p xml:id="id48" text:id="id48"><text:span text:style-name="T20">avaliaCmd :: Amb -&gt; Cmd -&gt; Amb</text:span></text:p>
                  </text:list-item>
                </text:list>
                <text:p><text:span text:style-name="T9"/></text:p>
                <text:p xml:id="id53" text:id="id53"><text:span text:style-name="T23"><text:s text:c="8"/></text:span><text:span text:style-name="T23">amb0 “x”</text:span></text:p>
                <text:p xml:id="id50" text:id="id50"><text:span text:style-name="T23">x = 10</text:span></text:p>
                <text:p xml:id="id55" text:id="id55"><text:span text:style-name="T23"><text:s text:c="8"/></text:span><text:span text:style-name="T23">amb1 “x”</text:span></text:p>
                <text:p xml:id="id51" text:id="id51"><text:span text:style-name="T23">x = 20</text:span></text:p>
                <text:p xml:id="id56" text:id="id56"><text:span text:style-name="T23"><text:s text:c="8"/></text:span><text:span text:style-name="T23">amb2 “x”</text:span></text:p>
                <text:p xml:id="id52" text:id="id52"><text:span text:style-name="T23">y = x</text:span></text:p>
                <text:p xml:id="id54" text:id="id54"><text:span text:style-name="T23"><text:s text:c="8"/></text:span><text:span text:style-name="T23">amb3 “x” </text:span></text:p>
              </text:list-item>
            </text:list>
          </draw:text-box>
        </draw:frame>
        <draw:frame presentation:style-name="pr17" draw:text-style-name="P7" xml:id="id49" draw:id="id49" draw:layer="layout" svg:width="12.723cm" svg:height="5.158cm" svg:x="14.774cm" svg:y="10.885cm">
          <draw:text-box>
            <text:p text:style-name="P6"><text:span text:style-name="T6">amb0 :: Amb</text:span></text:p>
            <text:p text:style-name="P6"><text:span text:style-name="T6">amb0 id = 0</text:span></text:p>
            <text:p text:style-name="P6"><text:span text:style-name="T6"/></text:p>
            <text:p text:style-name="P6"><text:span text:style-name="T6">prog = Seq [ Atr “x” (Num 10),</text:span></text:p>
            <text:p text:style-name="P6"><text:span text:style-name="T22"><text:s text:c="13"/></text:span><text:span text:style-name="T6">Atr “x” (Num 20),</text:span></text:p>
            <text:p text:style-name="P6"><text:span text:style-name="T6"><text:s text:c="13"/></text:span><text:span text:style-name="T6">Atr “y” (Var “x”) ]</text:span></text:p>
            <text:p text:style-name="P6"><text:span text:style-name="T15"/></text:p>
            <text:p text:style-name="P6"><text:span text:style-name="T7">amb3 = avaliaCmd amb0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0">avaliaCmd :: Amb -&gt; Cmd -&gt; Amb</text:span></text:p>
                  </text:list-item>
                </text:list>
              </text:list-item>
            </text:list>
          </draw:text-box>
        </draw:frame>
        <draw:frame presentation:style-name="pr18" draw:text-style-name="P7" draw:layer="layout" svg:width="20.459cm" svg:height="10.698cm" svg:x="3.448cm" svg:y="8.664cm">
          <draw:text-box>
            <text:p xml:id="id57" text:id="id57" text:style-name="P6"><text:span text:style-name="T13">type</text:span><text:span text:style-name="T14"> Amb = String -&gt; Int</text:span></text:p>
            <text:p text:style-name="P6"><text:span text:style-name="T13"/></text:p>
            <text:p xml:id="id58" text:id="id58" text:style-name="P6"><text:span text:style-name="T13">data</text:span><text:span text:style-name="T14"> Cmd = Atr String Exp</text:span></text:p>
            <text:p xml:id="id59" text:id="id59" text:style-name="P6"><text:span text:style-name="T14"><text:s text:c="9"/></text:span><text:span text:style-name="T14">| Seq Cmd Cmd</text:span></text:p>
            <text:p text:style-name="P6"><text:span text:style-name="T14"/></text:p>
            <text:p xml:id="id60" text:id="id60" text:style-name="P6"><text:span text:style-name="T14">avaliaCmd :: Amb -&gt; Cmd -&gt; Amb</text:span></text:p>
            <text:p xml:id="id61" text:id="id61" text:style-name="P6"><text:span text:style-name="T14">avaliaCmd amb (Atr id exp) =</text:span></text:p>
            <text:p xml:id="id63" text:id="id63" text:style-name="P6"><text:span text:style-name="T14"><text:s text:c="29"/></text:span><text:span text:style-name="T14">(\x -&gt; </text:span><text:span text:style-name="T13">if</text:span><text:span text:style-name="T14"> x==id </text:span><text:span text:style-name="T13">then</text:span><text:span text:style-name="T14"> v</text:span></text:p>
            <text:p xml:id="id64" text:id="id64" text:style-name="P6"><text:span text:style-name="T14"><text:s text:c="45"/></text:span><text:span text:style-name="T13">else</text:span><text:span text:style-name="T14"> amb id)</text:span></text:p>
            <text:p xml:id="id65" text:id="id65" text:style-name="P6"><text:span text:style-name="T14"><text:s text:c="29"/></text:span><text:span text:style-name="T13">where</text:span><text:span text:style-name="T14"> v = avaliaExp amb exp</text:span></text:p>
            <text:p xml:id="id62" text:id="id62" text:style-name="P6"><text:span text:style-name="T14">avaliaCmd amb (Seq c1 c2) <text:s/>=</text:span></text:p>
            <text:p xml:id="id69" text:id="id69" text:style-name="P6"><text:span text:style-name="T14"><text:s text:c="29"/></text:span><text:span text:style-name="T14">avaliaCmd amb’ c2</text:span></text:p>
            <text:p xml:id="id70" text:id="id70" text:style-name="P6"><text:span text:style-name="T14"><text:s text:c="29"/></text:span><text:span text:style-name="T13">where</text:span><text:span text:style-name="T14"> amb’ = avaliaCmd amb c1</text:span></text:p>
            <text:p text:style-name="P6"><text:span text:style-name="T14"/></text:p>
            <text:p xml:id="id66" text:id="id66" text:style-name="P6"><text:span text:style-name="T14">avaliaExp :: Amb -&gt; Exp -&gt; Int</text:span></text:p>
            <text:p xml:id="id67" text:id="id67" text:style-name="P6"><text:span text:style-name="T14">...</text:span></text:p>
            <text:p xml:id="id68" text:id="id68" text:style-name="P6"><text:span text:style-name="T14">avaliaExp amb (Var id) = amb id</text:span></text:p>
            <text:p text:style-name="P6"><text:span text:style-name="T14"/></text:p>
            <text:p text:style-name="P6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9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8" draw:text-style-name="P7" draw:layer="layout" svg:width="23.748cm" svg:height="10.698cm" svg:x="3.448cm" svg:y="8.064cm">
          <draw:text-box>
            <text:p text:style-name="P6"><text:span text:style-name="T13">type</text:span><text:span text:style-name="T14"> Amb = String -&gt; Int</text:span></text:p>
            <text:p text:style-name="P6"><text:span text:style-name="T13"/></text:p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Cmd Cmd</text:span></text:p>
            <text:p text:style-name="P6"><text:span text:style-name="T14"><text:s text:c="9"/></text:span><text:span text:style-name="T14">| Cnd Exp Cmd Cmd</text:span></text:p>
            <text:p text:style-name="P6"><text:span text:style-name="T14"/></text:p>
            <text:p text:style-name="P6"><text:span text:style-name="T14">avaliaExp :: Amb -&gt; Exp -&gt; Int</text:span></text:p>
            <text:p text:style-name="P6"><text:span text:style-name="T14">...</text:span></text:p>
            <text:p text:style-name="P6"><text:span text:style-name="T14"/></text:p>
            <text:p text:style-name="P6"><text:span text:style-name="T14">avaliaCmd :: Amb -&gt; Cmd -&gt; Amb</text:span></text:p>
            <text:p text:style-name="P6"><text:span text:style-name="T14">avaliaCmd amb (Atr id exp) <text:s text:c="3"/>= ...</text:span></text:p>
            <text:p text:style-name="P6"><text:span text:style-name="T14">avaliaCmd amb (Seq c1 c2) <text:s text:c="4"/>= avaliaCmd amb’ c2</text:span></text:p>
            <text:p text:style-name="P6"><text:span text:style-name="T14"><text:s text:c="32"/></text:span><text:span text:style-name="T13">where</text:span><text:span text:style-name="T14"> amb’ = avaliaCmd amb c1</text:span></text:p>
            <text:p xml:id="id71" text:id="id71" text:style-name="P6"><text:span text:style-name="T14">avaliaCmd amb (Cnd exp c1 c2) =</text:span></text:p>
            <text:p xml:id="id72" text:id="id72" text:style-name="P6"><text:span text:style-name="T14"><text:s text:c="32"/></text:span><text:span text:style-name="T14">if (avaliaExp amb exp) /= 0 then</text:span></text:p>
            <text:p xml:id="id73" text:id="id73" text:style-name="P6"><text:span text:style-name="T14"><text:s text:c="34"/></text:span><text:span text:style-name="T14">avaliaCmd amb c1</text:span></text:p>
            <text:p xml:id="id74" text:id="id74" text:style-name="P6"><text:span text:style-name="T14"><text:s text:c="32"/></text:span><text:span text:style-name="T14">else</text:span></text:p>
            <text:p xml:id="id75" text:id="id75" text:style-name="P6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Nem todo programa com sintaxe ok é válido:</text:p>
                <text:list>
                  <text:list-item>
                    <text:p><text:span text:style-name="T24">“</text:span><text:span text:style-name="T24">ola” + 10; <text:s text:c="2"/>// tipos incompatíveis</text:span></text:p>
                  </text:list-item>
                  <text:list-item>
                    <text:p><text:span text:style-name="T24">x = a + b; <text:s text:c="3"/>// var não declarada</text:span></text:p>
                  </text:list-item>
                  <text:list-item>
                    <text:p><text:span text:style-name="T24">strlen(s,10); // param inexistente</text:span></text:p>
                  </text:list-item>
                </text:list>
              </text:list-item>
              <text:list-item>
                <text:p>Linguagem com declaração de variáveis:</text:p>
                <text:list>
                  <text:list-item>
                    <text:p><text:span text:style-name="T25">verificaCmd :: Cmd -&gt; Bool</text:span></text:p>
                  </text:list-item>
                </text:list>
              </text:list-item>
            </text:list>
          </draw:text-box>
        </draw:frame>
        <draw:frame presentation:style-name="pr20" draw:text-style-name="P7" draw:layer="layout" svg:width="12.12cm" svg:height="4.689cm" svg:x="1.109cm" svg:y="15.184cm">
          <draw:text-box>
            <text:p text:style-name="P6"><text:span text:style-name="T26">data</text:span><text:span text:style-name="T27"> </text:span><text:span text:style-name="T27">Cmd = </text:span><text:span text:style-name="T27">Atr </text:span><text:span text:style-name="T27">Strin</text:span><text:span text:style-name="T27">g Exp</text:span></text:p>
            <text:p text:style-name="P6"><text:span text:style-name="T27"><text:s text:c="6"/></text:span><text:span text:style-name="T27"><text:s text:c="3"/></text:span><text:span text:style-name="T27">| </text:span><text:span text:style-name="T27">Seq </text:span><text:span text:style-name="T27">[Cmd]</text:span></text:p>
            <text:p text:style-name="P6"><text:span text:style-name="T26"><text:s text:c="6"/></text:span><text:span text:style-name="T26"><text:s text:c="3"/></text:span><text:span text:style-name="T26">| </text:span><text:span text:style-name="T26">Dcl </text:span><text:span text:style-name="T26">Strin</text:span><text:span text:style-name="T26">g</text:span></text:p>
          </draw:text-box>
        </draw:frame>
        <draw:frame presentation:style-name="pr20" draw:text-style-name="P7" draw:layer="layout" svg:width="12.12cm" svg:height="4.689cm" svg:x="14.509cm" svg:y="15.186cm">
          <draw:text-box>
            <text:p text:style-name="P6"><text:span text:style-name="T27">c1 = Atr “x” (Num 1)</text:span></text:p>
            <text:p text:style-name="P6"><text:span text:style-name="T27">c2 = Seq (Dcl “x”) c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8">avaliaCmd :: Cmd -&gt; Amb -&gt; Amb</text:span></text:p>
                  </text:list-item>
                  <text:list-item>
                    <text:p><text:span text:style-name="T28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1" draw:text-style-name="P7" draw:layer="layout" svg:width="17.577cm" svg:height="6.899cm" svg:x="3.557cm" svg:y="10.785cm">
          <draw:text-box>
            <text:p text:style-name="P6"><text:span text:style-name="T27">amb0 :: Amb</text:span></text:p>
            <text:p text:style-name="P6"><text:span text:style-name="T27">amb0 id = 0</text:span></text:p>
            <text:p text:style-name="P6"><text:span text:style-name="T6"/></text:p>
            <text:p text:style-name="P6"><text:span text:style-name="T27">c0 = Atr “x”</text:span></text:p>
            <text:p text:style-name="P6"><text:span text:style-name="T27"><text:s text:c="7"/></text:span><text:span text:style-name="T27">(Add (Var “x”) </text:span><text:span text:style-name="T27">(Num 1)</text:span></text:p>
            <text:p text:style-name="P6"><text:span text:style-name="T15"/></text:p>
            <text:p text:style-name="P6"><text:span text:style-name="T27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9">Expressões</text:span></text:p>
          </draw:text-box>
        </draw:frame>
        <draw:frame presentation:style-name="pr6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76" text:id="id76"><text:span text:style-name="T30">Criar um iterpretador para uma linguagem simples</text:span></text:p>
                <text:list>
                  <text:list-item>
                    <text:p xml:id="id77" text:id="id77"><text:span text:style-name="T31">expressões</text:span></text:p>
                    <text:list>
                      <text:list-item>
                        <text:p xml:id="id78" text:id="id78"><text:span text:style-name="T32">constantes, variáveis, aritméticas</text:span></text:p>
                      </text:list-item>
                    </text:list>
                  </text:list-item>
                  <text:list-item>
                    <text:p xml:id="id79" text:id="id79"><text:span text:style-name="T31">comandos</text:span></text:p>
                    <text:list>
                      <text:list-item>
                        <text:p xml:id="id80" text:id="id80"><text:span text:style-name="T32">atribuição, sequência, condicional, while</text:span></text:p>
                      </text:list-item>
                    </text:list>
                  </text:list-item>
                  <text:list-item>
                    <text:p xml:id="id82" text:id="id82"><text:span text:style-name="T31">o resultado do programa é o conteúdo da variável </text:span><text:span text:style-name="T33">ret</text:span></text:p>
                  </text:list-item>
                  <text:list-item>
                    <text:p xml:id="id84" text:id="id84"><text:span text:style-name="T31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2" draw:text-style-name="P13" xml:id="id81" draw:id="id81" draw:layer="layout" svg:width="16.471cm" svg:height="4.416cm" svg:x="0.88cm" svg:y="15.997cm">
          <draw:text-box>
            <text:p text:style-name="P6"><text:span text:style-name="T34">(Seq</text:span></text:p>
            <text:p text:style-name="P6"><text:span text:style-name="T34"><text:s text:c="4"/></text:span><text:span text:style-name="T34">(Attr "x" (Add (Num 11) (Num 9)))</text:span></text:p>
            <text:p text:style-name="P6"><text:span text:style-name="T34"><text:s text:c="4"/></text:span><text:span text:style-name="T34">(If (Var "x")</text:span></text:p>
            <text:p text:style-name="P6"><text:span text:style-name="T34"><text:s text:c="8"/></text:span><text:span text:style-name="T34">(Attr "ret" (Var "x"))</text:span></text:p>
            <text:p text:style-name="P6"><text:span text:style-name="T34"><text:s text:c="8"/></text:span><text:span text:style-name="T34">(Attr "ret" (Num 100))))</text:span></text:p>
          </draw:text-box>
        </draw:frame>
        <draw:frame presentation:style-name="pr22" draw:text-style-name="P15" xml:id="id83" draw:id="id83" draw:layer="layout" svg:width="4.118cm" svg:height="4.416cm" svg:x="21.181cm" svg:y="15.997cm">
          <draw:text-box>
            <text:p text:style-name="P14"><text:span text:style-name="T35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58</meta:editing-cycles>
    <meta:editing-duration>P54DT21H1M20S</meta:editing-duration>
    <meta:initial-creator>chico </meta:initial-creator>
    <dc:date>2019-06-07T14:51:02.182065898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